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0d" officeooo:paragraph-rsid="00083c0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d4f3" officeooo:paragraph-rsid="000cd4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cd4f3" officeooo:paragraph-rsid="000cd4f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e96f1" officeooo:paragraph-rsid="000e96f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474ab" officeooo:paragraph-rsid="001474a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25bc7a" officeooo:paragraph-rsid="0025bc7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3447b2" officeooo:paragraph-rsid="003447b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1" style:family="paragraph" style:parent-style-name="Standard">
      <style:text-properties officeooo:paragraph-rsid="000e9780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9c849" officeooo:paragraph-rsid="0009c84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cd4f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9c849" style:font-size-asian="18pt" style:font-weight-asian="bold" style:font-size-complex="18pt" style:font-weight-complex="bold"/>
    </style:style>
    <style:style style:name="P15" style:family="paragraph" style:parent-style-name="Standard">
      <style:text-properties style:text-line-through-style="solid" style:text-line-through-type="single" officeooo:rsid="00083c0d" officeooo:paragraph-rsid="000bb754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rsid="001474ab" officeooo:paragraph-rsid="001474a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3447b2" officeooo:paragraph-rsid="003447b2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text-underline-style="none" fo:font-weight="normal" officeooo:rsid="0025bc7a" officeooo:paragraph-rsid="0025bc7a" style:font-weight-asian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text-underline-style="none" fo:font-weight="normal" officeooo:rsid="002f9770" officeooo:paragraph-rsid="002f977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8f90f" officeooo:paragraph-rsid="0038f90f" style:font-weight-asian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text-underline-style="none" fo:font-weight="normal" officeooo:rsid="0038f90f" officeooo:paragraph-rsid="0038f90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38f90f" officeooo:paragraph-rsid="0038f90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8f90f" officeooo:paragraph-rsid="0038f90f"/>
    </style:style>
    <style:style style:name="P26" style:family="paragraph" style:parent-style-name="Standard">
      <style:paragraph-properties fo:text-align="start" style:justify-single-word="false"/>
      <style:text-properties officeooo:rsid="0038f90f" officeooo:paragraph-rsid="0038f90f"/>
    </style:style>
    <style:style style:name="P27" style:family="paragraph" style:parent-style-name="Standard" style:list-style-name="L6">
      <style:paragraph-properties fo:text-align="start" style:justify-single-word="false"/>
      <style:text-properties officeooo:rsid="003aa0d1" officeooo:paragraph-rsid="003aa0d1"/>
    </style:style>
    <style:style style:name="P28" style:family="paragraph" style:parent-style-name="Standard" style:list-style-name="L8">
      <style:paragraph-properties fo:text-align="start" style:justify-single-word="false"/>
      <style:text-properties officeooo:rsid="003aa0d1" officeooo:paragraph-rsid="003aa0d1"/>
    </style:style>
    <style:style style:name="P29" style:family="paragraph" style:parent-style-name="Standard" style:list-style-name="L8">
      <style:paragraph-properties fo:text-align="start" style:justify-single-word="false"/>
      <style:text-properties officeooo:rsid="003cb939" officeooo:paragraph-rsid="003cb939"/>
    </style:style>
    <style:style style:name="T1" style:family="text">
      <style:text-properties officeooo:rsid="00151702"/>
    </style:style>
    <style:style style:name="T2" style:family="text">
      <style:text-properties officeooo:rsid="00243fcc"/>
    </style:style>
    <style:style style:name="T3" style:family="text">
      <style:text-properties officeooo:rsid="0025bc7a"/>
    </style:style>
    <style:style style:name="T4" style:family="text">
      <style:text-properties officeooo:rsid="003274ad"/>
    </style:style>
    <style:style style:name="T5" style:family="text">
      <style:text-properties officeooo:rsid="003447b2"/>
    </style:style>
    <style:style style:name="T6" style:family="text">
      <style:text-properties officeooo:rsid="0034f4da"/>
    </style:style>
    <style:style style:name="T7" style:family="text">
      <style:text-properties officeooo:rsid="0036691a"/>
    </style:style>
    <style:style style:name="T8" style:family="text">
      <style:text-properties officeooo:rsid="0038f90f"/>
    </style:style>
    <style:style style:name="T9" style:family="text">
      <style:text-properties officeooo:rsid="003b6c4c"/>
    </style:style>
    <style:style style:name="T10" style:family="text">
      <style:text-properties officeooo:rsid="003e5af7"/>
    </style:style>
    <style:style style:name="T11" style:family="text">
      <style:text-properties officeooo:rsid="003f82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I Powered Job Platform</text:p>
      <text:p text:style-name="P14"/>
      <text:p text:style-name="P13"/>
      <text:p text:style-name="P2"/>
      <text:p text:style-name="P3">Features:</text:p>
      <text:p text:style-name="P3"/>
      <text:p text:style-name="P8">AI-<text:span text:style-name="T1">powered </text:span><text:s/><text:span text:style-name="T4">job platform for </text:span><text:span text:style-name="T10">helping </text:span><text:span text:style-name="T4">job seekers </text:span><text:span text:style-name="T10">in multiple ways</text:span></text:p>
      <text:p text:style-name="P8"/>
      <text:p text:style-name="P4">Tools:</text:p>
      <text:p text:style-name="P4"/>
      <text:p text:style-name="P9"><text:span text:style-name="T7">M</text:span><text:span text:style-name="T2">ainly </text:span>LangChain <text:span text:style-name="T2">and its plugins and feature </text:span><text:span text:style-name="T11">as backend and Streamlit as frontend</text:span></text:p>
      <text:p text:style-name="P9"/>
      <text:p text:style-name="P5">Cover Letter Generator</text:p>
      <text:p text:style-name="P5"/>
      <text:list xml:id="list261162927" text:style-name="L1">
        <text:list-item>
          <text:p text:style-name="P16">What it is: User uploads resume <text:span text:style-name="T3">and the cover letter generator will output a personalized cover letter. </text:span></text:p>
        </text:list-item>
      </text:list>
      <text:p text:style-name="P9"/>
      <text:p text:style-name="P5">Resume <text:span text:style-name="T5">Evaluator</text:span></text:p>
      <text:p text:style-name="P5"/>
      <text:list xml:id="list758181302" text:style-name="L2">
        <text:list-item>
          <text:p text:style-name="P17">What it is: <text:span text:style-name="T3">Evaluates the user resume for each field and outputs </text:span><text:span text:style-name="T8">an assessment</text:span></text:p>
        </text:list-item>
      </text:list>
      <text:p text:style-name="P10"/>
      <text:p text:style-name="P24">Resume Rewriter</text:p>
      <text:p text:style-name="P22"/>
      <text:list xml:id="list1749258573" text:style-name="L7">
        <text:list-item>
          <text:p text:style-name="P23">What it is: Helps user pick a suitable template and fills out a new resume with improved fields</text:p>
        </text:list-item>
      </text:list>
      <text:p text:style-name="P10"/>
      <text:p text:style-name="P7">Document Customizer</text:p>
      <text:p text:style-name="P7"/>
      <text:list xml:id="list645256067" text:style-name="L3">
        <text:list-item>
          <text:p text:style-name="P19">What it is: <text:span text:style-name="T6">Tailors </text:span>a user document such as resume or cover letter to suit a job position</text:p>
        </text:list-item>
      </text:list>
      <text:p text:style-name="P10"/>
      <text:p text:style-name="P6">Mock interviewer:</text:p>
      <text:p text:style-name="P6"/>
      <text:list xml:id="list1964886365" text:style-name="L4">
        <text:list-item>
          <text:p text:style-name="P20">What it is: Agent helps user with mock interview questions which includes both hard skill and soft skill questions</text:p>
        </text:list-item>
        <text:list-item>
          <text:p text:style-name="P21">There will be an interviewer and a grader. The grader is there to provide feedback at the end of the interview. </text:p>
        </text:list-item>
      </text:list>
      <text:p text:style-name="P10"/>
      <text:p text:style-name="P25">Resources:</text:p>
      <text:p text:style-name="P26"/>
      <text:list xml:id="list3858182878" text:style-name="L6">
        <text:list-item>
          <text:p text:style-name="P27">What it is: provides tailored <text:span text:style-name="T9">social networking and training resources </text:span>for job applicant</text:p>
        </text:list-item>
        <text:list-item>
          <text:p text:style-name="P27">Example resources:</text:p>
        </text:list-item>
      </text:list>
      <text:list xml:id="list1618495243" text:style-name="L8">
        <text:list-item>
          <text:p text:style-name="P28">Job fairs near me: find nearby job fair events </text:p>
        </text:list-item>
        <text:list-item>
          <text:p text:style-name="P28">LinkedIn events: related job fields and keywords</text:p>
        </text:list-item>
        <text:list-item>
          <text:p text:style-name="P28">Training bootcamps: related to job field</text:p>
        </text:list-item>
        <text:list-item>
          <text:p text:style-name="P29">Certifications: related certification resources</text:p>
        </text:list-item>
      </text:list>
      <text:p text:style-name="P1"/>
      <text:p text:style-name="P15"/>
      <text:p text:style-name="P1"/>
      <text:p text:style-name="P11"><text:soft-page-break/></text:p>
      <text:p text:style-name="P11"/>
      <text:p text:style-name="P1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38:42.124679717</meta:creation-date>
    <dc:date>2023-10-24T12:09:29.478705495</dc:date>
    <meta:editing-duration>PT12H4M21S</meta:editing-duration>
    <meta:editing-cycles>50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201" meta:character-count="1179" meta:non-whitespace-character-count="1009"/>
  </office:meta>
</office:document-meta>
</file>